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4pt" fo:font-weight="bold" style:font-size-asian="28pt" style:font-weight-asian="bold" style:font-size-complex="28pt" style:font-weight-complex="bold"/>
    </style:style>
    <style:style style:name="P4" style:family="paragraph">
      <style:text-properties fo:font-size="26pt"/>
    </style:style>
    <style:style style:name="P5" style:family="paragraph">
      <style:text-properties fo:font-size="20pt"/>
    </style:style>
    <style:style style:name="P6" style:family="paragraph">
      <style:paragraph-properties fo:text-align="en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text-position="-33% 58%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24pt" fo:font-weight="bold" style:font-size-asian="28pt" style:font-weight-asian="bold" style:font-size-complex="28pt" style:font-weight-complex="bold"/>
    </style:style>
    <style:style style:name="T7" style:family="text">
      <style:text-properties fo:font-size="24pt" fo:font-weight="normal" style:font-size-asian="28pt" style:font-weight-asian="normal" style:font-size-complex="28pt" style:font-weight-complex="normal"/>
    </style:style>
    <style:style style:name="T8" style:family="text">
      <style:text-properties fo:font-size="24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style:font-name="Calibri3" fo:font-size="24pt" fo:font-style="normal" fo:font-weight="normal" style:font-name-asian="Calibri3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T10" style:family="text">
      <style:text-properties style:font-name="Calibri3" fo:font-size="24pt" fo:font-weight="normal" style:font-name-asian="Calibri3" style:font-size-asian="28pt" style:font-weight-asian="normal" style:font-name-complex="Calibri3" style:font-size-complex="28pt" style:font-weight-complex="normal"/>
    </style:style>
    <style:style style:name="T11" style:family="text">
      <style:text-properties style:font-name="Calibri3" fo:font-size="24pt" fo:font-style="italic" fo:font-weight="normal" style:font-name-asian="Calibri3" style:font-size-asian="28pt" style:font-style-asian="italic" style:font-weight-asian="normal" style:font-name-complex="Calibri3" style:font-size-complex="28pt" style:font-style-complex="italic" style:font-weight-complex="normal"/>
    </style:style>
    <style:style style:name="T12" style:family="text">
      <style:text-properties style:text-position="-33% 58%" style:font-name="Calibri3" fo:font-size="24pt" fo:font-style="italic" fo:font-weight="normal" style:font-name-asian="Calibri3" style:font-size-asian="28pt" style:font-style-asian="italic" style:font-weight-asian="normal" style:font-name-complex="Calibri3" style:font-size-complex="28pt" style:font-style-complex="italic" style:font-weight-complex="normal"/>
    </style:style>
    <style:style style:name="T13" style:family="text">
      <style:text-properties style:text-position="33% 58%" style:font-name="Calibri3" fo:font-size="24pt" fo:font-weight="normal" style:font-name-asian="Calibri3" style:font-size-asian="28pt" style:font-weight-asian="normal" style:font-name-complex="Calibri3" style:font-size-complex="28pt" style:font-weight-complex="normal"/>
    </style:style>
    <style:style style:name="T14" style:family="text">
      <style:text-properties style:text-position="0% 100%" style:font-name="Calibri3" fo:font-size="24pt" fo:font-weight="normal" style:font-name-asian="Calibri3" style:font-size-asian="28pt" style:font-weight-asian="normal" style:font-name-complex="Calibri3" style:font-size-complex="28pt" style:font-weight-complex="normal"/>
    </style:style>
    <style:style style:name="T15" style:family="text">
      <style:text-properties style:text-position="0% 100%" style:font-name="Calibri3" fo:font-size="24pt" fo:font-style="italic" fo:font-weight="normal" style:font-name-asian="Calibri3" style:font-size-asian="28pt" style:font-style-asian="italic" style:font-weight-asian="normal" style:font-name-complex="Calibri3" style:font-size-complex="28pt" style:font-style-complex="italic" style:font-weight-complex="normal"/>
    </style:style>
    <style:style style:name="T16" style:family="text">
      <style:text-properties style:text-position="33% 58%" style:font-name="Calibri3" fo:font-size="24pt" fo:font-style="normal" fo:font-weight="normal" style:font-name-asian="Calibri3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position="33% 58%"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0" style:family="text">
      <style:text-properties style:text-position="-33% 58%" fo:font-style="italic" style:font-style-asian="italic" style:font-style-complex="italic"/>
    </style:style>
    <style:style style:name="T21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22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3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24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25" style:family="text">
      <style:text-properties style:font-name="Calibri3" style:font-name-asian="Calibri3" style:font-name-complex="Calibri3"/>
    </style:style>
    <style:style style:name="T26" style:family="text">
      <style:text-properties style:font-name="Calibri2" style:font-name-asian="Calibri3" style:font-name-complex="Calibri3"/>
    </style:style>
    <style:style style:name="T27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8" style:family="text">
      <style:text-properties style:font-name="Calibri2" fo:font-weight="bold" style:font-name-asian="Calibri3" style:font-weight-asian="bold" style:font-name-complex="Calibri3" style:font-weight-complex="bold"/>
    </style:style>
    <style:style style:name="T29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30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31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as Modell des starren Körpers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er starre Körper ist ein idealisiertes Modell, welches nur für einen bestimmten Problemkreis gültig ist. Berücksichtigt werden beispielsweise Translationen und Rotationen.</text:p>
            <text:p>Es handelt sich um ein System von <text:span text:style-name="T1">N</text:span> Massenpunkten, deren Abstände unter allen Umständen konstant bleiben:</text:p>
            <text:p/>
            <text:p><text:span text:style-name="T2">r</text:span><text:span text:style-name="T3">ij</text:span> = |<text:span text:style-name="T4">r</text:span><text:span text:style-name="T3">i</text:span> – <text:span text:style-name="T4">r</text:span><text:span text:style-name="T3">j</text:span>| = <text:span text:style-name="T1">c</text:span><text:span text:style-name="T3">ij</text:span> ) const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iele Freiheitsgrade besitzt der starre Körpe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echs:</text:p>
            <text:p>jeweils drei für Translation und Rota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Massendicht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zerlegt den starren Körper zunächst in kleine Teilvolumina Δ<text:span text:style-name="T1">V</text:span><text:span text:style-name="T3">i</text:span>(<text:span text:style-name="T4">r</text:span><text:span text:style-name="T3">i</text:span>), in denen die Masse Δ<text:span text:style-name="T1">m</text:span><text:span text:style-name="T3">i</text:span>(<text:span text:style-name="T4">r</text:span><text:span text:style-name="T3">i</text:span>) enthalten ist. <text:span text:style-name="T4">r</text:span><text:span text:style-name="T3">i</text:span> ist der Ortsvektor eines bestimmten Punktes im i-ten Volumenelement. Dann gilt:</text:p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12.773cm" svg:height="5.906cm" svg:x="1.313cm" svg:y="9.646cm">
          <text:p/>
          <draw:object xlink:href="../Massendichte%201.odf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4.455cm" svg:height="2.312cm" svg:x="6.772cm" svg:y="16.443cm">
          <text:p/>
          <draw:object xlink:href="../Massendichte%202.odf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" draw:layer="layout" svg:width="13.009cm" svg:height="4.816cm" svg:x="14.195cm" svg:y="10.191cm">
          <text:p/>
          <draw:object xlink:href="../Massendichte%203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Kreise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starre Körper wird in einem Punkt festgehalten und besitzt damit nur noch 3 Freiheitsgrad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Definieren Sie für die Rotation um eine vorgegebene Achse das Trägheitsmoment<text:line-break/>des starren Körpers.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Trägheitsmoment ist die Summe der Produkte der Massen mit dem Quadrat des Abstandes von der Rotationsachse (<text:span text:style-name="T1">z</text:span>).</text:p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15.682cm" svg:height="8.814cm" svg:x="6.158cm" svg:y="9.592cm">
          <text:p/>
          <draw:object xlink:href="../Trägheitsmoment.odf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1" draw:layer="layout" svg:width="25.506cm" svg:height="1.31cm" svg:x="1.246cm" svg:y="18.444cm">
          <text:p/>
          <draw:object xlink:href="../Trägheitsmoment%202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on welchen Bestimmungsgrößen hängt das Trägheitsmoment ab?</text:p>
          </draw:text-box>
        </draw:frame>
        <draw:frame presentation:style-name="pr2" draw:layer="layout" svg:width="25.199cm" svg:height="12.18cm" svg:x="1.4cm" svg:y="4.914cm" presentation:class="subtitle">
          <draw:text-box>
            <text:p>Von der Lage und der Richtung der Achse im starren Körper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physikalisches (physisches) Pende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starre Körper kann sich nur um eine feste Achse drehen und besitzt mit dem Drehwinkel dann nur noch einen Freiheitsgrad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r Beziehung steht das physikalische zum mathematischen Pende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physikalische Pendel schwingt wie ein Fadenpendel mit der Fadenlänge <text:span text:style-name="T1">l</text:span> = <text:span text:style-name="T1">J</text:span> / <text:span text:style-name="T1">MR</text:span><text:span text:style-name="T5"> .</text:span></text:p>
            <text:p><text:span text:style-name="T5">Die nichtlineare DGL 2. Ordnung lässt sich analog lös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und interpretieren Sie den Steiner’schen Satz.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Trägheitsmoment <text:span text:style-name="T1">J</text:span> bezüglich einer beliebigen Achse setzt sich additiv zusammen aus dem Trägheitsmoment <text:span text:style-name="T1">J</text:span><text:span text:style-name="T3">S</text:span> bezüglich der zu ihr parallelen Achse durch den Schwerpunkt plus dem Trägheitsmoment der im Schwerpunkt vereinigten Gesamtmasse <text:span text:style-name="T1">M</text:span> bezüglich der ursprünglichen Achse.</text:p>
            <text:p/>
            <text:p/>
            <text:p><text:span text:style-name="T1">S</text:span> = Abstand der beiden Achsen</text:p>
          </draw:text-box>
        </draw:frame>
        <draw:frame draw:style-name="gr2" draw:text-style-name="P1" draw:layer="layout" svg:width="4.851cm" svg:height="1.27cm" svg:x="11.574cm" svg:y="12.664cm">
          <text:p/>
          <draw:object xlink:href="../Steinerscher%20Satz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iele Freiheitsgrade hat ein auf einer schiefen Ebene abrollender Zylinde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Zwei: einen der Translation und einen der Rot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Bewegungsgleichung eines auf einer schiefen Ebene abrollenden Zylinde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1" draw:layer="layout" svg:width="4.931cm" svg:height="2.192cm" svg:x="11.534cm" svg:y="9.403cm">
          <text:p/>
          <draw:object xlink:href="../BWGL%20homogener%20Zylinder%20auf%20schiefer%20Ebene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nalogien bestehen zwischen der Translations- und der Rotationsbewegung?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 text:style-name="P2"><text:span text:style-name="T6"><text:tab/></text:span><text:span text:style-name="T6"><text:tab/></text:span><text:span text:style-name="T6">Teilchen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Rotator</text:span></text:p>
            <text:p text:style-name="P2"><text:span text:style-name="T7"><text:tab/></text:span><text:span text:style-name="T7"><text:tab/></text:span><text:span text:style-name="T7">Ort: </text:span><text:span text:style-name="T8">x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rehwinkel: </text:span><text:span text:style-name="T9">ϕ</text:span></text:p>
            <text:p text:style-name="P2"><text:span text:style-name="T10"><text:tab/></text:span><text:span text:style-name="T10"><text:tab/></text:span><text:span text:style-name="T10">Masse: </text:span><text:span text:style-name="T11">m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Trägheitsmoment: </text:span><text:span text:style-name="T11">J</text:span></text:p>
            <text:p text:style-name="P2"><text:span text:style-name="T10"><text:tab/></text:span><text:span text:style-name="T10"><text:tab/></text:span><text:span text:style-name="T10">Geschwindigkeit: </text:span><text:span text:style-name="T11">v</text:span><text:span text:style-name="T10"> =</text:span><text:span text:style-name="T10"><text:tab/></text:span><text:span text:style-name="T10"><text:tab/></text:span><text:span text:style-name="T10"><text:tab/></text:span><text:span text:style-name="T10"><text:tab/></text:span><text:span text:style-name="T10">Winkelgeschwindigkeit: </text:span><text:span text:style-name="T11">ω</text:span><text:span text:style-name="T10"> = </text:span></text:p>
            <text:p text:style-name="P2"><text:span text:style-name="T10"><text:tab/></text:span><text:span text:style-name="T10"><text:tab/></text:span><text:span text:style-name="T10">Impuls: </text:span><text:span text:style-name="T11">p</text:span><text:span text:style-name="T10"> = </text:span><text:span text:style-name="T11">m</text:span><text:span text:style-name="T10"> </text:span><text:span text:style-name="T11">v</text:span><text:span text:style-name="T11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Drehimpuls: </text:span><text:span text:style-name="T11">L</text:span><text:span text:style-name="T12">ω</text:span><text:span text:style-name="T10"> = </text:span><text:span text:style-name="T11">J</text:span><text:span text:style-name="T10"> </text:span><text:span text:style-name="T11">ω</text:span></text:p>
            <text:p text:style-name="P2"><text:span text:style-name="T10"><text:tab/></text:span><text:span text:style-name="T10"><text:tab/></text:span><text:span text:style-name="T10">Kraft: </text:span><text:span text:style-name="T11">F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Drehmoment: </text:span><text:span text:style-name="T11">M</text:span><text:span text:style-name="T12">ω</text:span><text:span text:style-name="T13">(ex)</text:span></text:p>
            <text:p text:style-name="P2"><text:span text:style-name="T10"><text:tab/></text:span><text:span text:style-name="T10"><text:tab/></text:span><text:span text:style-name="T10">kinetische Energie: </text:span><text:span text:style-name="T11">T</text:span><text:span text:style-name="T10"> = (</text:span><text:span text:style-name="T11">m</text:span><text:span text:style-name="T10">/2) </text:span><text:span text:style-name="T11">v</text:span><text:span text:style-name="T13">2</text:span><text:span text:style-name="T14"><text:tab/></text:span><text:span text:style-name="T14">kinetische Energie: </text:span><text:span text:style-name="T15">T</text:span><text:span text:style-name="T14"> = (1/2) </text:span><text:span text:style-name="T15">J</text:span><text:span text:style-name="T14"> </text:span><text:span text:style-name="T15">ω</text:span><text:span text:style-name="T16">2</text:span></text:p>
            <text:p text:style-name="P2"><text:span text:style-name="T10"><text:tab/></text:span><text:span text:style-name="T10"><text:tab/></text:span><text:span text:style-name="T10">Bewegungsgleichung: </text:span><text:span text:style-name="T11">F</text:span><text:span text:style-name="T10"> = </text:span><text:span text:style-name="T11">m</text:span><text:span text:style-name="T10"><text:tab/></text:span><text:span text:style-name="T10"><text:tab/></text:span><text:span text:style-name="T10">Bewegungsgleichung: </text:span><text:span text:style-name="T11">M</text:span><text:span text:style-name="T12">ω</text:span><text:span text:style-name="T13">(ex)</text:span><text:span text:style-name="T14"> = </text:span><text:span text:style-name="T15">J</text:span></text:p>
          </draw:text-box>
        </draw:frame>
        <draw:frame draw:style-name="gr2" draw:text-style-name="P1" draw:layer="layout" svg:width="0.72cm" svg:height="1.033cm" svg:x="11.039cm" svg:y="9.683cm">
          <text:p/>
          <draw:object xlink:href="../xp.odf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1" draw:layer="layout" svg:width="0.72cm" svg:height="1.033cm" svg:x="13.439cm" svg:y="14.183cm">
          <text:p/>
          <draw:object xlink:href="../xdp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1" draw:layer="layout" svg:width="0.826cm" svg:height="0.799cm" svg:x="24.586cm" svg:y="9.9cm">
          <text:p/>
          <draw:object xlink:href="../phip.odf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1" draw:layer="layout" svg:width="0.826cm" svg:height="0.795cm" svg:x="25.686cm" svg:y="14.402cm">
          <text:p/>
          <draw:object xlink:href="../phidp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Komponenten des Trägheitstensors definiert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15.135cm" svg:height="4.237cm" svg:x="6.432cm" svg:y="8.381cm">
          <text:p/>
          <draw:object xlink:href="../Trägheitstensorkomponenten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die kinetische Rotationsenergie von den Komponenten der Winkelgeschwindigkeit ab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T</text:span><text:span text:style-name="T3">R</text:span> ist <text:span text:style-name="T17">homogen quadratisch</text:span> in den Komponenten der Winkelgeschwindigkeit</text:p>
            <text:p/>
            <text:p/>
            <text:p/>
            <text:p/>
          </draw:text-box>
        </draw:frame>
        <draw:frame draw:style-name="gr2" draw:text-style-name="P1" draw:layer="layout" svg:width="14.07cm" svg:height="4.722cm" svg:x="6.964cm" svg:y="10.638cm">
          <text:p/>
          <draw:object xlink:href="../Komponenten%20der%20Winkelgeschwindigkeit%20der%20kin%20Rotationsenergie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odurch sind die Komponenten der Winkelgeschwindigkeit bei gegebenem Koordinatensystem festgeleg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einem vorgegebenen Koordinatensystem sind die Komponenten des Trägheitstensors eindeutig durch die Massenverteilung des starren Körpers festgelegt.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Tensorbegriff.</text:p>
          </draw:text-box>
        </draw:frame>
        <draw:frame presentation:style-name="pr2" draw:layer="layout" svg:width="25.199cm" svg:height="12.18cm" svg:x="1.4cm" svg:y="4.914cm" presentation:class="subtitle">
          <draw:text-box>
            <text:p>Unter einem Tensor <text:span text:style-name="T1">k</text:span>-ter Stufe in einem <text:span text:style-name="T1">n</text:span>-dimensionalen Raum versteht man ein <text:span text:style-name="T1">n</text:span><text:span text:style-name="T18">k</text:span>-Tupel von Zahlen<text:tab/><text:tab/><text:tab/><text:tab/><text:tab/><text:tab/><text:tab/>, das sich bei Koordinatendrehungen nach bestimmten Gesetzen linear transformiert. Die <text:span text:style-name="T1">k</text:span> Indizes laufen von 1 bis <text:span text:style-name="T1">n</text:span>.</text:p>
          </draw:text-box>
        </draw:frame>
        <draw:frame draw:style-name="gr2" draw:text-style-name="P1" draw:layer="layout" svg:width="8.494cm" svg:height="1.38cm" svg:x="15.752cm" svg:y="9.809cm">
          <text:p/>
          <draw:object xlink:href="../nk-Tupel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e quadratische Matrix ein Tensor 2. Stufe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Wenn sie sich bezüglich beider Indizes wie ein Vektor transformiert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r Zusammenhang besteht zwischen dem Trägheitsmoment bezüglich einer festen Achse und dem Trägheitstens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urch den Trägheitstensor <text:span text:style-name="T19">J</text:span> wird jeder Raumrichtung <text:span text:style-name="T4">n</text:span> ein Trägheitsmoment <text:span text:style-name="T1">J</text:span><text:span text:style-name="T20">n</text:span> zugeordnet.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Hauptachsentransformatio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man das Bezugssystems so dreht, dass die Nichtdiagonalelemente (<text:span text:style-name="T17">Deviationsmomente</text:span>) verschwinden.</text:p>
          </draw:text-box>
        </draw:frame>
        <draw:frame draw:style-name="gr2" draw:text-style-name="P1" draw:layer="layout" svg:width="5.603cm" svg:height="3.657cm" svg:x="11.198cm" svg:y="12.371cm">
          <text:p/>
          <draw:object xlink:href="../Hauptträgheitsmomente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Hauptträgheitsachsen und Hauptträgheitsmoment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<text:span text:style-name="T17">Hauptträgheitsachsen</text:span> sind die <text:span text:style-name="T1">Achsen des Bezugssystems, in welchem die Deviationsmomente verschwinden</text:span> und nur die <text:span text:style-name="T17">Hauptträgheitsmomente</text:span> übrigbleiben.</text:p>
          </draw:text-box>
        </draw:frame>
        <draw:frame draw:style-name="gr2" draw:text-style-name="P1" draw:layer="layout" svg:width="5.603cm" svg:height="3.657cm" svg:x="11.198cm" svg:y="13.271cm">
          <text:p/>
          <draw:object xlink:href="../Hauptträgheitsmomente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kann man an dem Trägheitsellipsoid das Trägheitsmoment bezüglich einer vorgegebenen Achse ables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Abstand <text:span text:style-name="T21">ρ</text:span> des Durchstoßungspunktes <text:span text:style-name="T1">P</text:span> vom Koordinatenursprung <text:span text:style-name="T1">S</text:span> liefert das Trägheitsmoment <text:span text:style-name="T1">J</text:span> bezüglich der Achse <text:span text:style-name="T4">n</text:span>.</text:p>
          </draw:text-box>
        </draw:frame>
        <draw:frame draw:style-name="gr2" draw:text-style-name="P1" draw:layer="layout" svg:width="12.454cm" svg:height="4.912cm" svg:x="7.772cm" svg:y="12.543cm">
          <text:p/>
          <draw:object xlink:href="../Trägheitsellipsoid%20und%20Trägheitsmoment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Gleichung definiert das Trägheitsellipsoid?</text:p>
          </draw:text-box>
        </draw:frame>
        <draw:frame presentation:style-name="pr2" draw:text-style-name="P4" draw:layer="layout" svg:width="25.199cm" svg:height="12.18cm" svg:x="1.4cm" svg:y="4.914cm" presentation:class="subtitle" presentation:placeholder="true">
          <draw:text-box/>
        </draw:frame>
        <draw:frame draw:style-name="gr2" draw:text-style-name="P1" draw:layer="layout" svg:width="22.404cm" svg:height="3.026cm" svg:x="2.397cm" svg:y="9.486cm">
          <text:p/>
          <draw:object xlink:href="../Trägheitsellipsoid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durch unterscheiden sich der symmetrische, der unsymmetrische und der Kugelkreise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die Hauptträgheitsmomente <text:span text:style-name="T1">A</text:span>,<text:span text:style-name="T1">B</text:span>,<text:span text:style-name="T1">C</text:span> gilt:</text:p>
            <text:p/>
            <text:p text:style-name="P6"><text:s text:c="2"/><text:span text:style-name="T17">unsymmetrischer Kreisel</text:span>:<text:tab/><text:tab/><text:tab/><text:span text:style-name="T1">A</text:span> <text:s text:c="3"/><text:span text:style-name="T1">B</text:span> <text:s text:c="3"/><text:span text:style-name="T1">C</text:span><text:tab/><text:tab/><text:tab/></text:p>
            <text:p text:style-name="P6"><text:s/><text:span text:style-name="T17">symmetrischer Kreisel</text:span>:<text:tab/><text:tab/><text:tab/><text:span text:style-name="T1">A</text:span> = <text:span text:style-name="T1">B</text:span> <text:s text:c="3"/><text:span text:style-name="T1">C</text:span><text:tab/><text:tab/><text:tab/></text:p>
            <text:p text:style-name="P6">oder<text:tab/><text:span text:style-name="T1">A</text:span> = <text:span text:style-name="T1">C</text:span> <text:s text:c="3"/><text:span text:style-name="T1">B</text:span><text:tab/><text:tab/><text:tab/></text:p>
            <text:p text:style-name="P6">oder<text:tab/><text:span text:style-name="T1">B</text:span> = <text:span text:style-name="T1">C</text:span> <text:s text:c="3"/><text:span text:style-name="T1">A</text:span><text:tab/><text:tab/><text:tab/></text:p>
            <text:p text:style-name="P6"><text:s/><text:span text:style-name="T17">Kugelkreisel</text:span>:<text:tab/><text:tab/><text:tab/><text:span text:style-name="T1">A</text:span> = <text:span text:style-name="T1">B</text:span> = <text:span text:style-name="T1">C</text:span><text:tab/><text:tab/><text:tab/></text:p>
          </draw:text-box>
        </draw:frame>
        <draw:frame draw:style-name="gr2" draw:text-style-name="P1" draw:layer="layout" svg:width="1.243cm" svg:height="0.927cm" svg:x="20.657cm" svg:y="9.5cm">
          <text:p/>
          <draw:object xlink:href="../Ungleich.odf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1" draw:layer="layout" svg:width="1.243cm" svg:height="0.927cm" svg:x="21.971cm" svg:y="9.463cm">
          <text:p/>
          <draw:object xlink:href="../Ungleich.odf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1" draw:layer="layout" svg:width="1.243cm" svg:height="0.927cm" svg:x="22cm" svg:y="10.673cm">
          <text:p/>
          <draw:object xlink:href="../Ungleich.odf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1" draw:layer="layout" svg:width="1.243cm" svg:height="0.927cm" svg:x="22cm" svg:y="11.7cm">
          <text:p/>
          <draw:object xlink:href="../Ungleich.odf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1" draw:layer="layout" svg:width="1.243cm" svg:height="0.927cm" svg:x="22cm" svg:y="12.841cm">
          <text:p/>
          <draw:object xlink:href="../Ungleich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rücken Sie den Drehimpuls eines starren Körpers durch den Trägheitstensor aus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1" draw:layer="layout" svg:width="8.897cm" svg:height="2.392cm" svg:x="9.551cm" svg:y="9.303cm">
          <text:p/>
          <draw:object xlink:href="../Drehimpuls%20und%20Trägheitstensor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Demonstrieren Sie am Trägheitsellipsoid den Zusammenhang zwischen Drehimpuls <text:span text:style-name="T4">L</text:span> und Winkelgeschwindigkeit <text:span text:style-name="T1">ω</text:span>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sind <text:span text:style-name="T1">ω</text:span> und <text:span text:style-name="T4">L</text:span> paralle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die Rotation um eine der Hauptträgheitsachsen erfolgt.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en die Euler’schen Gleich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Eulerschen Gleichungen sind die Bewegungsgleichungen für die Drehbewegung des starren Körpers für die Komponenente <text:span text:style-name="T1">p</text:span>,<text:span text:style-name="T1">q</text:span>,<text:span text:style-name="T1">r</text:span> für die Winkelgeschwindigkeit <text:span text:style-name="T22">ω</text:span><text:span text:style-name="T23"> und die Komponenten des Drehmoments </text:span><text:span text:style-name="T24">M</text:span><text:span text:style-name="T23"> bezüglich der Hauptträgheitsachsen </text:span><text:span text:style-name="T24">ξ</text:span><text:span text:style-name="T23">,</text:span><text:span text:style-name="T24">η</text:span><text:span text:style-name="T23">,</text:span><text:span text:style-name="T24">ζ</text:span></text:p>
          </draw:text-box>
        </draw:frame>
        <draw:frame draw:style-name="gr2" draw:text-style-name="P1" draw:layer="layout" svg:width="8.537cm" svg:height="3.349cm" svg:x="9.731cm" svg:y="13.625cm">
          <text:p/>
          <draw:object xlink:href="../Eulersche%20Gleichungen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e Euler’schen Winkel.</text:p>
          </draw:text-box>
        </draw:frame>
        <draw:frame presentation:style-name="pr2" draw:layer="layout" svg:width="25.199cm" svg:height="12.343cm" svg:x="1.4cm" svg:y="4.833cm" presentation:class="subtitle" presentation:user-transformed="true">
          <draw:text-box>
            <text:p>Die Euler’schen Winkel geben an, wie ein körperfestes, mitrotierendes Koordinatensystem gegen ein raumfestes System verdreht ist.</text:p>
            <text:p/>
            <text:p><text:span text:style-name="T5">ϕ</text:span> = Winkel zw. (x-Achse, Knotenlinie) ,</text:p>
            <text:p>ϑ = Winkel zw. (z-Achse, z'-Achse) ,</text:p>
            <text:p>ψ = Winkel zw. (Knotenlinie, x'-Achse) .</text:p>
            <text:p/>
            <text:p>Als Knotenlinie <text:span text:style-name="T1">K</text:span> bezeichnet man die Schnittlinie der beiden (<text:span text:style-name="T1">x</text:span>,<text:span text:style-name="T1"> y</text:span>)- und (<text:span text:style-name="T1">x</text:span>', <text:span text:style-name="T1">y</text:span>')-Äquatorebenen senkrecht zu <text:span text:style-name="T1">z</text:span> bzw. <text:span text:style-name="T1">z</text:span>'</text:p>
            <text:p>(die Systeme körperfest <text:span text:style-name="T25">Σ' und raumfest </text:span><text:span text:style-name="T25">Σ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Gleichungen des kräftefreien Kreisel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1" draw:layer="layout" svg:width="19.316cm" svg:height="10.173cm" svg:x="4.341cm" svg:y="5.913cm">
          <text:p/>
          <draw:object xlink:href="../Komponenten%20der%20Winkelgeschwindigkeit%20aus%20den%20Eulerschen%20Gleichungen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freien Achs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<text:span text:style-name="T22">ω</text:span><text:span text:style-name="T25"> in Richtung einer Hauptträgheitsachse liegt,</text:span> <text:span text:style-name="T4">L</text:span> und <text:span text:style-name="T22">ω</text:span><text:span text:style-name="T25"> also</text:span><text:span text:style-name="T26"> parallel sind, ist </text:span><text:span text:style-name="T27">L</text:span><text:span text:style-name="T26"> wie auch </text:span><text:span text:style-name="T22">ω</text:span><text:span text:style-name="T26"> auch im raumfesten System nach Richtung und Betrag konstant. Die Richtung der Drehachse ist also sowohl im körperfesten als auch im raumfesten System konstant. Man nennt solche Achsen </text:span><text:span text:style-name="T28">freie Achsen</text:span><text:span text:style-name="T26">.</text:span></text:p>
            <text:p><text:span text:style-name="T26">Ein starrer Körper, der um eine </text:span><text:span text:style-name="T29">freie Achse</text:span><text:span text:style-name="T30"> rotiert, </text:span><text:span text:style-name="T29">schlingert</text:span><text:span text:style-name="T30"> nich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bedeuten Figurenachse, Polkegel, Nutationskegel und Spurkegel für die Kreiselbeweg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Figurenachse ist die ausgezeichnete Achse eines Körpers, deren Hauptträgheitsmoment nicht gleich dem einer anderen Achse ist.</text:p>
            <text:p/>
            <text:p>Fallen bei der Rotation Figurenachse und Drehachse <text:span text:style-name="T4">ω</text:span> nicht genau zusammen, läuft <text:span text:style-name="T31">ω</text:span> auf einem Kegel um die Figurenachse. Diesen Kegel nennt man den Polkegel.</text:p>
            <text:p/>
            <text:p>Der Polkegel rollt mit seinem <text:span text:style-name="T5">äußeren Mantel</text:span> auf dem raumfesten Spurkegel ab und führt damit die Figurenachse auf dem Nutationskegel.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6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6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1-29T15:39:28.285000000</dc:date>
    <meta:document-statistic meta:object-count="171"/>
  </office:meta>
</office:document-meta>
</file>